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4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subtitle">
      <style:graphic-properties draw:fill-color="#ffffff" fo:min-height="13.609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draw:auto-grow-height="true" fo:min-height="3.507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draw:auto-grow-height="true" fo:min-height="13.86cm"/>
    </style:style>
    <style:style style:name="pr8" style:family="presentation" style:parent-style-name="Human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-0.047cm" fo:margin-right="0cm" fo:text-indent="0cm"/>
    </style:style>
    <style:style style:name="P4" style:family="paragraph">
      <style:paragraph-properties fo:margin-left="-0.097cm" fo:margin-right="0cm" fo:text-indent="0cm"/>
    </style:style>
    <style:style style:name="P5" style:family="paragraph">
      <style:paragraph-properties fo:margin-left="0.029cm" fo:margin-right="0cm" fo:text-indent="0cm"/>
    </style:style>
    <style:style style:name="P6" style:family="paragraph">
      <style:paragraph-properties fo:margin-left="-0.576cm" fo:margin-right="0cm" fo:text-indent="0cm"/>
    </style:style>
    <style:style style:name="P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8pt" style:font-size-complex="18pt"/>
    </style:style>
    <style:style style:name="P8" style:family="paragraph">
      <style:paragraph-properties fo:margin-left="-0.601cm" fo:margin-right="0cm" fo:text-indent="0cm"/>
    </style:style>
    <style:style style:name="P9" style:family="paragraph">
      <style:paragraph-properties fo:margin-left="-0.551cm" fo:margin-right="0cm" fo:text-indent="0cm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style:paragraph-properties fo:margin-left="-0.627cm" fo:margin-right="0cm" fo:text-indent="0cm"/>
    </style:style>
    <style:style style:name="T1" style:family="text">
      <style:text-properties fo:font-size="28pt" fo:language="en" fo:country="CA" fo:font-style="italic" style:font-size-asian="28pt" style:font-size-complex="28pt"/>
    </style:style>
    <style:style style:name="T2" style:family="text">
      <style:text-properties fo:font-size="28pt" fo:font-style="italic" style:font-size-asian="28pt" style:font-size-complex="28pt"/>
    </style:style>
    <style:style style:name="T3" style:family="text">
      <style:text-properties fo:font-size="24pt" fo:font-style="italic" style:font-size-asian="24pt" style:font-size-complex="24pt"/>
    </style:style>
    <style:style style:name="T4" style:family="text">
      <style:text-properties fo:font-size="28pt" fo:font-style="normal" style:font-size-asian="28pt" style:font-size-complex="28pt"/>
    </style:style>
    <style:style style:name="T5" style:family="text">
      <style:text-properties fo:font-size="24pt" fo:font-style="normal" style:font-size-asian="24pt" style:font-size-complex="24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size="28pt" fo:font-style="normal" fo:font-weight="normal" style:font-size-asian="28pt" style:font-size-complex="28pt"/>
    </style:style>
    <style:style style:name="T8" style:family="text">
      <style:text-properties fo:font-size="32pt" fo:font-style="itali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it as a Back Up Tool</text:p>
          </draw:text-box>
        </draw:frame>
        <draw:frame presentation:style-name="pr2" draw:layer="layout" svg:width="25.199cm" svg:height="13.609cm" svg:x="1.4cm" svg:y="5.039cm" presentation:class="subtitle">
          <draw:text-box>
            <text:p>Yes, No, Maybe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The Pro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t is well understood (by me)</text:p>
                <text:list>
                  <text:list-item>
                    <text:p>commands, .gitignore, iliminates *.bak files</text:p>
                  </text:list-item>
                </text:list>
              </text:list-item>
              <text:list-item>
                <text:p>Git is fast (both for back up and recovery)</text:p>
              </text:list-item>
              <text:list-item>
                <text:p>Git archives are compact (when gc'ed)</text:p>
              </text:list-item>
              <text:list-item>
                <text:p>Git handles binary files</text:p>
              </text:list-item>
              <text:list-item>
                <text:p>Git provides secure synchronization with remote repositories</text:p>
              </text:list-item>
              <text:list-item>
                <text:p>Git backups do not require corporate suppor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he Cons</text:p>
          </draw:text-box>
        </draw:frame>
        <draw:frame presentation:style-name="pr7" draw:layer="layout" svg:width="25.199cm" svg:height="15.514cm" svg:x="1.4cm" svg:y="4.914cm" presentation:class="outline" presentation:user-transformed="true">
          <draw:text-box>
            <text:list text:style-name="L2">
              <text:list-item>
                <text:p>Data is backed up twice (locally &amp; remotely)</text:p>
              </text:list-item>
              <text:list-item>
                <text:p>Git does not track empty directories</text:p>
                <text:list>
                  <text:list-item>
                    <text:p>file paths are tracked as attributes of content</text:p>
                  </text:list-item>
                </text:list>
              </text:list-item>
              <text:list-item>
                <text:p>Git does not track file system metadata</text:p>
                <text:list>
                  <text:list-item>
                    <text:p>it is considered harmful to git-based development</text:p>
                  </text:list-item>
                  <text:list-item>
                    <text:p>other than the execute bit</text:p>
                  </text:list-item>
                </text:list>
              </text:list-item>
              <text:list-item>
                <text:p>Git does not track other Git projects</text:p>
                <text:list>
                  <text:list-item>
                    <text:p>it will skip a directory with a .git subdirectory</text:p>
                  </text:list-item>
                  <text:list-item>
                    <text:p>unless the subdirectory is recorded as a submodule</text:p>
                    <text:list>
                      <text:list-item>
                        <text:p text:style-name="P3">and submodules are not independent of the main project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he Mayb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an capture file system metadata</text:p>
                <text:list>
                  <text:list-item>
                    <text:p>using a Git <text:span text:style-name="T1">pre-commit</text:span> hook</text:p>
                  </text:list-item>
                </text:list>
              </text:list-item>
              <text:list-item>
                <text:p>Can restore file system metadata</text:p>
                <text:list>
                  <text:list-item>
                    <text:p>using a Git <text:span text:style-name="T2">post-checkout</text:span> hook</text:p>
                  </text:list-item>
                </text:list>
              </text:list-item>
              <text:list-item>
                <text:p>Other Git projects in the directory tree</text:p>
                <text:list>
                  <text:list-item>
                    <text:p>might already be backed up (e.g. on github)</text:p>
                  </text:list-item>
                  <text:list-item>
                    <text:p>could be backed up to another directory</text:p>
                    <text:list>
                      <text:list-item>
                        <text:p text:style-name="P4">Using Git (an addition to the <text:span text:style-name="T3">pre-commit</text:span> hook)</text:p>
                      </text:list-item>
                      <text:list-item>
                        <text:p text:style-name="P4">Using another tool (such as rsyn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3T3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etckeeper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item>
                <text:p>Pros</text:p>
                <text:list>
                  <text:list-item>
                    <text:p>Integrated with <text:span text:style-name="T2">apt</text:span></text:p>
                  </text:list-item>
                  <text:list-item>
                    <text:p><text:span text:style-name="T4">Uses Git hooks</text:span></text:p>
                  </text:list-item>
                  <text:list-item>
                    <text:p><text:span text:style-name="T4">Easy to install (its a package in Debian, Ubuntu &amp; Fedora)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item>
                <text:p>Cons</text:p>
                <text:list>
                  <text:list-item>
                    <text:p><text:span text:style-name="T2">/etc</text:span> only</text:p>
                  </text:list-item>
                  <text:list-item>
                    <text:p><text:span text:style-name="T2">metastore</text:span> app doesn't obey .gitignore</text:p>
                  </text:list-item>
                  <text:list-item>
                    <text:p>Does not handle Git projects</text:p>
                    <text:list>
                      <text:list-item>
                        <text:p text:style-name="P5">not expected in /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3T3">
        <office:forms form:automatic-focus="false" form:apply-design-mode="false"/>
        <draw:frame presentation:style-name="pr8" draw:layer="layout" svg:width="25.199cm" svg:height="3.256cm" svg:x="1.301cm" svg:y="0cm" presentation:class="title" presentation:user-transformed="true">
          <draw:text-box>
            <text:p>gibak</text:p>
          </draw:text-box>
        </draw:frame>
        <draw:frame presentation:style-name="pr5" draw:layer="layout" svg:width="12.296cm" svg:height="13.609cm" svg:x="1.4cm" svg:y="4.914cm" presentation:class="outline">
          <draw:text-box>
            <text:list text:style-name="L2">
              <text:list-item>
                <text:p>Pros</text:p>
                <text:list>
                  <text:list-item>
                    <text:p>Personal back up system for <text:span text:style-name="T2">$HOME</text:span></text:p>
                  </text:list-item>
                  <text:list-item>
                    <text:p>Uses Git hooks</text:p>
                  </text:list-item>
                  <text:list-item>
                    <text:p>Handles Git projects</text:p>
                  </text:list-item>
                  <text:list-item>
                    <text:p>Available on github</text:p>
                  </text:list-item>
                  <text:list-item>
                    <text:p>Can checkout files based on time-based criterion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item>
                <text:p>Cons</text:p>
                <text:list>
                  <text:list-item>
                    <text:p>Not easy to install</text:p>
                    <text:list>
                      <text:list-item>
                        <text:p text:style-name="P6">Requires <text:span text:style-name="T3">ocaml</text:span><text:span text:style-name="T5"> (for </text:span><text:span text:style-name="T3">ometastore</text:span><text:span text:style-name="T5">)</text:span></text:p>
                      </text:list-item>
                    </text:list>
                  </text:list-item>
                  <text:list-item>
                    <text:p>Clumsy handling of Git projects</text:p>
                    <text:list>
                      <text:list-item>
                        <text:p text:style-name="P6">rsync'ed into <text:span text:style-name="T3">.git/</text:span> </text:p>
                      </text:list-item>
                      <text:list-item>
                        <text:p text:style-name="P6">not pushed</text:p>
                      </text:list-item>
                    </text:list>
                  </text:list-item>
                  <text:list-item>
                    <text:p>No tests</text:p>
                  </text:list-item>
                  <text:list-item>
                    <text:p>I can't type 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4T19">
        <office:forms form:automatic-focus="false" form:apply-design-mode="false"/>
        <draw:frame presentation:style-name="pr4" draw:layer="layout" svg:width="25.199cm" svg:height="3.507cm" svg:x="1.301cm" svg:y="0cm" presentation:class="title" presentation:user-transformed="true">
          <draw:text-box>
            <text:p>gibak commands</text:p>
          </draw:text-box>
        </draw:frame>
        <draw:frame draw:style-name="gr2" draw:text-style-name="P7" draw:layer="layout" svg:width="9.392cm" svg:height="16.267cm" svg:x="9cm" svg:y="3.5cm">
          <draw:text-box>
            <text:p text:style-name="P7"><text:span text:style-name="T6"><text:s/></text:span><text:span text:style-name="T6">$gibak</text:span></text:p>
            <text:p text:style-name="P7"><text:span text:style-name="T6"><text:s text:c="3"/></text:span><text:span text:style-name="T6">usage: gibak &lt;action&gt;</text:span></text:p>
            <text:p text:style-name="P7"><text:span text:style-name="T6"><text:s text:c="4"/></text:span></text:p>
            <text:p text:style-name="P7"><text:span text:style-name="T6"><text:s text:c="3"/></text:span><text:span text:style-name="T6">&lt;action&gt; can be:</text:span></text:p>
            <text:p text:style-name="P7"><text:span text:style-name="T6"><text:s text:c="7"/></text:span><text:span text:style-name="T6">help</text:span></text:p>
            <text:p text:style-name="P7"><text:span text:style-name="T6"><text:s text:c="7"/></text:span><text:span text:style-name="T6">init</text:span></text:p>
            <text:p text:style-name="P7"><text:span text:style-name="T6"><text:s text:c="7"/></text:span><text:span text:style-name="T6">commit</text:span></text:p>
            <text:p text:style-name="P7"><text:span text:style-name="T6"><text:s text:c="7"/></text:span><text:span text:style-name="T6">eat &lt;file_or_dir&gt;</text:span></text:p>
            <text:p text:style-name="P7"><text:span text:style-name="T6"><text:s text:c="7"/></text:span><text:span text:style-name="T6">show &lt;file&gt; as of </text:span><text:span text:style-name="T6"><text:tab/></text:span><text:span text:style-name="T6">&lt;time_spec&gt;</text:span></text:p>
            <text:p text:style-name="P7"><text:span text:style-name="T6"><text:s text:c="7"/></text:span><text:span text:style-name="T6">ls-changed-files</text:span></text:p>
            <text:p text:style-name="P7"><text:span text:style-name="T6"><text:s text:c="7"/></text:span><text:span text:style-name="T6">ls-new-files</text:span></text:p>
            <text:p text:style-name="P7"><text:span text:style-name="T6"><text:s text:c="7"/></text:span><text:span text:style-name="T6">ls-ignored-files</text:span></text:p>
            <text:p text:style-name="P7"><text:span text:style-name="T6"><text:s text:c="7"/></text:span><text:span text:style-name="T6">ls-newly-ignored-files</text:span></text:p>
            <text:p text:style-name="P7"><text:span text:style-name="T6"><text:s text:c="7"/></text:span><text:span text:style-name="T6">ls-stored-files [as of &lt;time_spec&gt;]</text:span></text:p>
            <text:p text:style-name="P7"><text:span text:style-name="T6"><text:s text:c="7"/></text:span><text:span text:style-name="T6">archive-to &lt;file&gt;</text:span></text:p>
            <text:p text:style-name="P7"><text:span text:style-name="T6"><text:s text:c="7"/></text:span><text:span text:style-name="T6">extract-archive-to &lt;dir&gt;</text:span></text:p>
            <text:p text:style-name="P7"><text:span text:style-name="T6"><text:s text:c="7"/></text:span><text:span text:style-name="T6">rm-all</text:span></text:p>
            <text:p text:style-name="P7"><text:span text:style-name="T6"><text:s text:c="7"/></text:span><text:span text:style-name="T6">rm-older-than &lt;time_spec&gt;</text:span></text:p>
            <text:p text:style-name="P7"><text:span text:style-name="T6"><text:s text:c="4"/></text:span></text:p>
            <text:p text:style-name="P7"><text:span text:style-name="T6"><text:s text:c="3"/></text:span><text:span text:style-name="T6">&lt;time_spec&gt; examples:</text:span></text:p>
            <text:p text:style-name="P7"><text:span text:style-name="T6"><text:s text:c="7"/></text:span><text:span text:style-name="T6">5 days ago</text:span></text:p>
            <text:p text:style-name="P7"><text:span text:style-name="T6"><text:s text:c="7"/></text:span><text:span text:style-name="T6">2 days 2 hours 3 seconds ago</text:span></text:p>
            <text:p text:style-name="P7"><text:span text:style-name="T6"><text:s text:c="7"/></text:span><text:span text:style-name="T6">1979-02-26 18:30:0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3T3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Gib</text:p>
          </draw:text-box>
        </draw:frame>
        <draw:frame presentation:style-name="pr5" draw:layer="layout" svg:width="12.296cm" svg:height="13.609cm" svg:x="1.4cm" svg:y="4.914cm" presentation:class="outline">
          <draw:text-box>
            <text:list text:style-name="L2">
              <text:list-item>
                <text:p>Pros</text:p>
                <text:list>
                  <text:list-item>
                    <text:p>Fork of gibak</text:p>
                  </text:list-item>
                  <text:list-item>
                    <text:p>Can store the Git repository on a USB stick <text:s/></text:p>
                  </text:list-item>
                  <text:list-item>
                    <text:p>Bash script rewritten in Python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item>
                <text:p>Cons</text:p>
                <text:list>
                  <text:list-item>
                    <text:p>Mostly the same as gibak, including depency on <text:span text:style-name="T2">ocaml</text:span></text:p>
                  </text:list-item>
                  <text:list-item>
                    <text:p>I have not used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3T3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slug</text:p>
          </draw:text-box>
        </draw:frame>
        <draw:frame presentation:style-name="pr5" draw:layer="layout" svg:width="12.296cm" svg:height="14.806cm" svg:x="1.4cm" svg:y="4.914cm" presentation:class="outline" presentation:user-transformed="true">
          <draw:text-box>
            <text:list text:style-name="L2">
              <text:list-item>
                <text:p>Pros</text:p>
                <text:list>
                  <text:list-item>
                    <text:p>Fork of gibak</text:p>
                  </text:list-item>
                  <text:list-item>
                    <text:p>Backing up to a remote site is easy</text:p>
                  </text:list-item>
                  <text:list-item>
                    <text:p>Handles Git projects nicely</text:p>
                    <text:list>
                      <text:list-item>
                        <text:p text:style-name="P8">uses Git tool set</text:p>
                      </text:list-item>
                      <text:list-item>
                        <text:p text:style-name="P8">only if needed</text:p>
                      </text:list-item>
                    </text:list>
                  </text:list-item>
                  <text:list-item>
                    <text:p>Ocaml not required</text:p>
                    <text:list>
                      <text:list-item>
                        <text:p text:style-name="P6">using perl instead</text:p>
                      </text:list-item>
                    </text:list>
                  </text:list-item>
                  <text:list-item>
                    <text:p>On github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Cons</text:p>
                <text:list>
                  <text:list-item>
                    <text:p>Only partially implemented</text:p>
                  </text:list-item>
                  <text:list-item>
                    <text:p><text:span text:style-name="T4">No tests yet</text:span></text:p>
                  </text:list-item>
                  <text:list-item>
                    <text:p><text:span text:style-name="T2">ocaml</text:span><text:span text:style-name="T7"> dependency</text:span> not yet removed</text:p>
                  </text:list-item>
                  <text:list-item>
                    <text:p>Name doesn't capture its positive qualities</text:p>
                    <text:list>
                      <text:list-item>
                        <text:p text:style-name="P9">Inspired by Git</text:p>
                      </text:list-item>
                    </text:list>
                  </text:list-item>
                  <text:list-item>
                    <text:p>I'm the auth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4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lug command</text:p>
          </draw:text-box>
        </draw:frame>
        <draw:frame draw:style-name="gr3" draw:text-style-name="P10" draw:layer="layout" svg:width="19.726cm" svg:height="16.23cm" svg:x="1.5cm" svg:y="3.5cm">
          <draw:text-box>
            <text:p text:style-name="P10"><text:span text:style-name="T6">henry$ slug</text:span></text:p>
            <text:p text:style-name="P10"><text:span text:style-name="T6">usage: <text:s/>&lt;action&gt;</text:span></text:p>
            <text:p text:style-name="P10"><text:span text:style-name="T6"/></text:p>
            <text:p text:style-name="P10"><text:span text:style-name="T6">&lt;action&gt; can be:</text:span></text:p>
            <text:p text:style-name="P10"><text:span text:style-name="T6"><text:s text:c="4"/></text:span><text:span text:style-name="T6">help</text:span></text:p>
            <text:p text:style-name="P10"><text:span text:style-name="T6"><text:s text:c="4"/></text:span><text:span text:style-name="T6">init</text:span></text:p>
            <text:p text:style-name="P10"><text:span text:style-name="T6"><text:s text:c="4"/></text:span><text:span text:style-name="T6">it <text:s text:c="38"/># to make a snaphot</text:span></text:p>
            <text:p text:style-name="P10"><text:span text:style-name="T6"><text:s text:c="4"/></text:span><text:span text:style-name="T6">away /absolute/path <text:s text:c="8"/># copies the repository to a new local 'bare' repository</text:span></text:p>
            <text:p text:style-name="P10"><text:span text:style-name="T6"><text:s text:c="4"/></text:span><text:span text:style-name="T6">away user@host:path <text:s text:c="5"/># copies the repository to a new remote 'bare' repository</text:span></text:p>
            <text:p text:style-name="P10"><text:span text:style-name="T6"><text:s text:c="4"/></text:span><text:span text:style-name="T6">away <text:s text:c="31"/># updates the previously copied &lt;away-repo&gt;</text:span></text:p>
            <text:p text:style-name="P10"><text:span text:style-name="T6"><text:s text:c="4"/></text:span><text:span text:style-name="T6">clone &lt;away-repo&gt; &lt;new-dir&gt; # clones your home directory using an 'away' repository</text:span></text:p>
            <text:p text:style-name="P10"><text:span text:style-name="T6"><text:s text:c="4"/></text:span><text:span text:style-name="T6">fix-hooks <text:s text:c="25"/># must be run from parent directory of a slug repository</text:span></text:p>
            <text:p text:style-name="P10"><text:span text:style-name="T6"><text:s text:c="4"/></text:span><text:span text:style-name="T6">eat &lt;file_or_dir&gt;</text:span></text:p>
            <text:p text:style-name="P10"><text:span text:style-name="T6"><text:s text:c="4"/></text:span><text:span text:style-name="T6">show &lt;file&gt; as of &lt;time_spec&gt;</text:span></text:p>
            <text:p text:style-name="P10"><text:span text:style-name="T6"><text:s text:c="4"/></text:span><text:span text:style-name="T6">ls-changed-files</text:span></text:p>
            <text:p text:style-name="P10"><text:span text:style-name="T6"><text:s text:c="4"/></text:span><text:span text:style-name="T6">ls-new-files</text:span></text:p>
            <text:p text:style-name="P10"><text:span text:style-name="T6"><text:s text:c="4"/></text:span><text:span text:style-name="T6">ls-ignored-files</text:span></text:p>
            <text:p text:style-name="P10"><text:span text:style-name="T6"><text:s text:c="4"/></text:span><text:span text:style-name="T6">ls-newly-ignored-files</text:span></text:p>
            <text:p text:style-name="P10"><text:span text:style-name="T6"><text:s text:c="4"/></text:span><text:span text:style-name="T6">ls-stored-files [as of &lt;time_spec&gt;]</text:span></text:p>
            <text:p text:style-name="P10"><text:span text:style-name="T6"><text:s text:c="4"/></text:span><text:span text:style-name="T6">archive-to &lt;file&gt;</text:span></text:p>
            <text:p text:style-name="P10"><text:span text:style-name="T6"><text:s text:c="4"/></text:span><text:span text:style-name="T6">extract-archive-to &lt;dir&gt;</text:span></text:p>
            <text:p text:style-name="P10"><text:span text:style-name="T6"><text:s text:c="4"/></text:span><text:span text:style-name="T6">rm-all</text:span></text:p>
            <text:p text:style-name="P10"><text:span text:style-name="T6"><text:s text:c="4"/></text:span><text:span text:style-name="T6">rm-older-than &lt;time_spec&gt;</text:span></text:p>
            <text:p text:style-name="P10"><text:span text:style-name="T6"/></text:p>
            <text:p text:style-name="P10"><text:span text:style-name="T6">&lt;time_spec&gt; examples:</text:span></text:p>
            <text:p text:style-name="P10"><text:span text:style-name="T6"><text:s text:c="4"/></text:span><text:span text:style-name="T6">5 days ago</text:span></text:p>
            <text:p text:style-name="P10"><text:span text:style-name="T6"><text:s text:c="4"/></text:span><text:span text:style-name="T6">2 days 2 hours 3 seconds ago</text:span></text:p>
            <text:p text:style-name="P10"><text:span text:style-name="T6"><text:s text:c="4"/></text:span><text:span text:style-name="T6">1979-02-26 18:30:00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tatistic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y mail directory</text:p>
                <text:list>
                  <text:list-item>
                    <text:p>1.7 GB</text:p>
                  </text:list-item>
                  <text:list-item>
                    <text:p>40,357 files</text:p>
                  </text:list-item>
                  <text:list-item>
                    <text:p>200-400 file operations a day (new, mv, delete)</text:p>
                  </text:list-item>
                  <text:list-item>
                    <text:p>30 secs total</text:p>
                    <text:list>
                      <text:list-item>
                        <text:p text:style-name="P11">12.5 secs for archiving</text:p>
                      </text:list-item>
                      <text:list-item>
                        <text:p text:style-name="P6">17.0 secs for data transfer (over a 6 Mbs ADSL line)</text:p>
                      </text:list-item>
                    </text:list>
                  </text:list-item>
                </text:list>
              </text:list-item>
              <text:list-item>
                <text:p>Faster than <text:span text:style-name="T8">cp -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Conclusion</text:p>
          </draw:text-box>
        </draw:frame>
        <draw:frame presentation:style-name="pr7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etckeeper could be used in production</text:p>
                <text:list>
                  <text:list-item>
                    <text:p><text:a xlink:href="http://joey.kitenet.net/code/etckeeper/">http://joey.kitenet.net/code/etckeeper/</text:a></text:p>
                  </text:list-item>
                  <text:list-item>
                    <text:p>sudo apt-get install etckeeper</text:p>
                  </text:list-item>
                </text:list>
              </text:list-item>
              <text:list-item>
                <text:p>giback not recommeded if you have Git projects</text:p>
                <text:list>
                  <text:list-item>
                    <text:p><text:a xlink:href="http://eigenclass.org/hiki/gibak-0.3.0">http://eigenclass.org/hiki/gibak-0.3.0</text:a></text:p>
                  </text:list-item>
                  <text:list-item>
                    <text:p>http://github.com/ChrisJohnsen/gibak</text:p>
                  </text:list-item>
                </text:list>
              </text:list-item>
              <text:list-item>
                <text:p>gib not recommended if you have Git projects</text:p>
                <text:list>
                  <text:list-item>
                    <text:p><text:a xlink:href="http://github.com/mhl/gib">http://github.com/mhl/gib</text:a></text:p>
                  </text:list-item>
                </text:list>
              </text:list-item>
              <text:list-item>
                <text:p>slug marginally better than gibak, but wait for i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09-30T14:49:49</meta:creation-date>
    <dc:language>fi-FI</dc:language>
    <meta:editing-cycles>2</meta:editing-cycles>
    <meta:editing-duration>PT00H08M12S</meta:editing-duration>
    <dc:date>2010-09-30T17:54:06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Human.otp"/>
  </office:meta>
</office:document-meta>
</file>